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35cm" svg:y="2.27cm">
          <text:p/>
        </draw:rect>
        <draw:connector draw:style-name="gr2" draw:text-style-name="P1" draw:layer="layout" draw:type="curve" svg:x1="6.131cm" svg:y1="3.54cm" svg:x2="8.475cm" svg:y2="5.871cm" draw:start-shape="id1" draw:start-glue-point="1" draw:end-shape="id2" draw:end-glue-point="3" svg:d="m6131 3540c1759 0 588 2331 2344 2331">
          <text:p/>
        </draw:connector>
        <draw:frame draw:style-name="gr3" draw:text-style-name="P1" draw:layer="layout" svg:width="1.803cm" svg:height="1.803cm" svg:x="2.004cm" svg:y="2.639cm">
          <draw:image xlink:href="Pictures/1000000000000280000002806C947996.png" xlink:type="simple" xlink:show="embed" xlink:actuate="onLoad">
            <text:p/>
          </draw:image>
        </draw:frame>
        <draw:custom-shape draw:style-name="gr4" draw:text-style-name="P2" draw:id="id1" draw:layer="layout" svg:width="1.956cm" svg:height="0.622cm" svg:x="4.175cm" svg:y="3.229cm">
          <text:p text:style-name="P2"><text:span text:style-name="T1">Pushed</text:span></text:p>
          <draw:enhanced-geometry svg:viewBox="0 0 21600 21600" draw:text-areas="0 0 21600 21600" draw:type="pentagon-right" draw:modifiers="17593.45937659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g>
            <draw:rect draw:style-name="gr1" draw:text-style-name="P1" draw:layer="layout" svg:width="2.54cm" svg:height="2.54cm" svg:x="10.442cm" svg:y="4.663cm">
              <text:p/>
            </draw:rect>
            <draw:frame draw:style-name="gr3" draw:text-style-name="P1" draw:layer="layout" svg:width="1.388cm" svg:height="1.716cm" svg:x="11.018cm" svg:y="5.075cm">
              <draw:image xlink:href="Pictures/100000000000009A000000AA25BBAB6F.png" xlink:type="simple" xlink:show="embed" xlink:actuate="onLoad">
                <text:p/>
              </draw:image>
            </draw:frame>
          </draw:g>
          <draw:custom-shape draw:style-name="gr4" draw:text-style-name="P2" draw:id="id2" draw:layer="layout" svg:width="1.956cm" svg:height="0.622cm" svg:x="8.475cm" svg:y="5.56cm">
            <text:p text:style-name="P2"><text:span text:style-name="T1">Turn On</text:span></text:p>
            <draw:enhanced-geometry svg:viewBox="0 0 21600 21600" draw:text-areas="0 0 21600 21600" draw:type="pentagon-right" draw:modifiers="17593.4593765968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3" draw:layer="layout" svg:width="2.398cm" svg:height="0.88cm" svg:x="7.106cm" svg:y="4.027cm">
          <draw:text-box>
            <text:p text:style-name="P3"><text:span text:style-name="T1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3T07:33:01</dc:date>
    <dc:creator>David Harris</dc:creator>
    <meta:editing-duration>PT00H34M50S</meta:editing-duration>
    <meta:editing-cycles>9</meta:editing-cycles>
    <meta:generator>OpenOffice.org/3.1$Unix OpenOffice.org_project/310m11$Build-939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